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05])" office:value-type="float" office:value="0.0000327216382034432" calcext:value-type="float">
            <text:p>3.27216382034432E-05</text:p>
          </table:table-cell>
          <table:table-cell table:formula="of:=AVERAGE([.N2:.N105])" office:value-type="float" office:value="0.0000526602412263293" calcext:value-type="float">
            <text:p>5.26602412263293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2:56:00.948167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09T12:59:08.901189206</dc:date>
    <meta:editing-duration>PT18H12M3S</meta:editing-duration>
    <meta:editing-cycles>101</meta:editing-cycles>
    <meta:generator>LibreOffice/7.0.4.2$Linux_X86_64 LibreOffice_project/00$Build-2</meta:generator>
    <meta:document-statistic meta:table-count="1" meta:cell-count="1829" meta:object-count="0"/>
  </office:meta>
</office:document-meta>
</file>